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A. S. Isaac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2 December 1875</text:p>
      <text:p text:style-name="P5">Month<text:tab/><text:tab/><text:tab/><text:tab/><text:tab/><text:tab/>December</text:p>
      <text:p text:style-name="P5">Year<text:tab/><text:tab/><text:tab/><text:tab/><text:tab/><text:tab/>1875</text:p>
      <text:p text:style-name="P5">Hebrew Date<text:tab/><text:tab/><text:tab/><text:tab/><text:tab/></text:p>
      <text:p text:style-name="P5">Undated</text:p>
      <text:p text:style-name="P5">City<text:tab/><text:tab/><text:tab/><text:tab/><text:tab/><text:tab/>Breslau</text:p>
      <text:p text:style-name="P5">State<text:tab/><text:tab/><text:tab/><text:tab/><text:tab/><text:tab/><text:tab/><text:tab/><text:tab/></text:p>
      <text:p text:style-name="P5">Country<text:tab/><text:tab/><text:tab/><text:tab/><text:tab/>Poland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32 Siebenhuffner St./</text:span></text:p>
      <text:p text:style-name="P3"><text:span text:style-name="T1">Breslau, Dec 12</text:span><text:span text:style-name="T2">th</text:span><text:span text:style-name="T1"> 1875./</text:span></text:p>
      <text:p text:style-name="P2"><text:span text:style-name="T1">Rev. Mr. Morais:/</text:span></text:p>
      <text:p text:style-name="P2"><text:span text:style-name="T1"><text:tab/>My dear Sir:/</text:span></text:p>
      <text:p text:style-name="P2"><text:span text:style-name="T1"><text:tab/><text:tab/>I trust you/ will pardon the liberty I/ take in this addressing you;/ but I wish to obtain a little/ information from you on a/ point which I am sure/ will interest you./</text:span></text:p>
      <text:p text:style-name="P2"><text:span text:style-name="T1"><text:tab/>The fact is this. <text:s/>It/ is the custom in the Breslau/ Seminary for the more ad-/vanced students to write historical/ essays in points in Hebrew history/</text:span></text:p>
      <text:p text:style-name="P2"><text:span text:style-name="T1"/></text:p>
      <text:p text:style-name="P2"><text:span text:style-name="T1">[Page 2]</text:span></text:p>
      <text:p text:style-name="P2"><text:span text:style-name="T1">&amp; literature; &amp; this year Prof Graetz/ has selected for me the/ life &amp; writings of Moses Chaim/ Luzzatto to write upon. <text:s/>He has/ given me a few sources to/ work from. <text:s/>Kerem Chemed being/ the chief./</text:span></text:p>
      <text:p text:style-name="P2"><text:span text:style-name="T1"><text:tab/>I write to you, then (for I/ knew your veneration for the/ Luzzatto family) simply to inquire/ whether you could impart any/ fresh sources for the biography/ (except the Keram Chemed &amp; De-/litzsch's Preface to the [Hebrew])/ written in any language, including/</text:span></text:p>
      <text:p text:style-name="P2"><text:span text:style-name="T1"/></text:p>
      <text:p text:style-name="P2"><text:span text:style-name="T1">[Page 3]</text:span></text:p>
      <text:p text:style-name="P2"><text:span text:style-name="T1">the Italian. <text:s/>I want to make my/ work as thorough as possible./</text:span></text:p>
      <text:p text:style-name="P2"><text:span text:style-name="T1"><text:tab/>I would certainly feel/ very grateful for any in-/formation you could impart/ to me on this matter; &amp; I/ should be pleased to reciprocate,/ as far as is within my power,/ your kindness &amp; attention./</text:span></text:p>
      <text:p text:style-name="P2"><text:span text:style-name="T1"><text:tab/>With my very best wishes/ for yourself &amp; family,/</text:span></text:p>
      <text:p text:style-name="P2"><text:span text:style-name="T1"><text:tab/><text:tab/><text:tab/><text:tab/><text:tab/><text:tab/><text:tab/>Sincerely Yours,/</text:span></text:p>
      <text:p text:style-name="P2"><text:span text:style-name="T1"><text:tab/><text:tab/><text:tab/><text:tab/><text:tab/><text:tab/><text:tab/><text:tab/>A. S. Isaac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6T13:10:54</meta:creation-date>
    <dc:date>2009-05-26T13:19:20</dc:date>
    <dc:language>en-US</dc:language>
    <meta:editing-cycles>2</meta:editing-cycles>
    <meta:editing-duration>PT8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6" meta:word-count="377" meta:character-count="2509"/>
  </office:meta>
</office:document-meta>
</file>